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, serif"/>
    <style:font-face style:name="Lohit Devanagari1" svg:font-family="'Lohit Devanagari'"/>
    <style:font-face style:name="Noto Sans CJK SC Regular1" svg:font-family="'Noto Sans CJK SC Regular'"/>
    <style:font-face style:name="Times New Roman" svg:font-family="'Times New Roman'"/>
    <style:font-face style:name="Liberation Serif" svg:font-family="'Liberation Serif'" style:font-family-generic="roman" style:font-pitch="variable"/>
    <style:font-face style:name="Albany" svg:font-family="Albany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 style:line-height-at-least="0.42cm" fo:text-align="justify" style:justify-single-word="false" fo:orphans="2" fo:widows="2"/>
    </style:style>
    <style:style style:name="P2" style:family="paragraph" style:parent-style-name="Text_20_body">
      <style:paragraph-properties fo:margin-top="0cm" fo:margin-bottom="0cm" loext:contextual-spacing="false" style:line-height-at-least="0.42cm" fo:text-align="justify" style:justify-single-word="false" fo:orphans="2" fo:widows="2"/>
      <style:text-properties fo:font-variant="normal" fo:text-transform="none" fo:color="#000000" style:font-name="Times New Roman" fo:font-size="14pt" fo:letter-spacing="normal" fo:font-style="normal" fo:font-weight="normal"/>
    </style:style>
    <style:style style:name="P3" style:family="paragraph" style:parent-style-name="Text_20_body">
      <style:paragraph-properties fo:margin-top="0cm" fo:margin-bottom="0cm" loext:contextual-spacing="false" style:line-height-at-least="0.42cm" fo:text-align="justify" style:justify-single-word="false" fo:orphans="2" fo:widows="2"/>
      <style:text-properties fo:font-variant="normal" fo:text-transform="none" fo:color="#000000" style:font-name="Times New Roman" fo:font-size="14pt" fo:letter-spacing="normal" fo:font-style="normal" fo:font-weight="bold"/>
    </style:style>
    <style:style style:name="P4" style:family="paragraph" style:parent-style-name="Text_20_body">
      <style:paragraph-properties fo:margin-top="0cm" fo:margin-bottom="0cm" loext:contextual-spacing="false" fo:line-height="100%"/>
    </style:style>
    <style:style style:name="P5" style:family="paragraph" style:parent-style-name="Heading_20_1" style:master-page-name="HTML">
      <style:paragraph-properties fo:text-align="center" style:justify-single-word="false" style:page-number="auto"/>
    </style:style>
    <style:style style:name="T1" style:family="text">
      <style:text-properties fo:font-variant="normal" fo:text-transform="none" fo:color="#000000" style:font-name="Times New Roman" fo:font-size="14pt" fo:letter-spacing="normal" fo:font-style="normal" fo:font-weight="normal"/>
    </style:style>
    <style:style style:name="Sect1" style:family="section">
      <style:section-properties style:writing-mode="lr-tb"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texto">
        <text:p text:style-name="P5">O Advogado</text:p>
        <text:p text:style-name="P1"/>
        <text:p text:style-name="P2">O Advogado faz duas coisas: Suplica ao Pai por nós e aplica em nós a Palavra. Se pecamos, faz valer a súplica, assumindo, diante do Pai, a nossa causa contra o acusador. Pela aplicação da Palavra, revela nosso estado quanto à sua prática, contrastando-o com nossa posição, a qual é sempre mantida sem pecado pelo justo Advogado, O mesmo que já fez a propiciação.</text:p>
        <text:p text:style-name="P1"/>
        <text:p text:style-name="P1"/>
        <text:p text:style-name="P1"><text:span text:style-name="T1">O fracasso em nossa condição provém do fato de possuirmos duas naturezas habitando em nós. "Eu mesmo com o entendimento sirvo à lei de Deus, mas com a carne à lei do pecado." (</text:span><text:a xlink:type="simple" xlink:href="http://bibliaonline.com.br/acf/rm/7/25" text:style-name="Internet_20_link" text:visited-style-name="Visited_20_Internet_20_Link">Rm 7:25</text:a><text:span text:style-name="T1">). E, embora pela fé, e em espírito, não estejamos mais na carne, ainda assim ela continua em nós (apesar de, pela fé, a considerarmos morta), e daí vem o fracasso. Não há desculpa, mas o fato é que falhamos. Nossa posição como filhos sempre permanece a mesma, ainda quando pecamos, e devemos isso ao justo Advogado que fez propiciação.</text:span></text:p>
        <text:p text:style-name="P1"/>
        <text:p text:style-name="P1"/>
        <text:p text:style-name="P1"><text:span text:style-name="T1">"Se alguém pecar, temos um Advogado." (</text:span><text:a xlink:type="simple" xlink:href="http://bibliaonline.com.br/acf/1jo/2/1" text:style-name="Internet_20_link" text:visited-style-name="Visited_20_Internet_20_Link">1 Jo 2:1</text:a><text:span text:style-name="T1">). Mas temos falhado em nossa condição - encontramo-nos manchados. Nossos corpos estão lavados com água pura, isto é verdade (</text:span><text:a xlink:type="simple" xlink:href="http://bibliaonline.com.br/acf/hb/10/22" text:style-name="Internet_20_link" text:visited-style-name="Visited_20_Internet_20_Link">Hb 10:22</text:a><text:span text:style-name="T1">); já recebemos o lavar da regeneração (</text:span><text:a xlink:type="simple" xlink:href="http://bibliaonline.com.br/acf/tt/3/5" text:style-name="Internet_20_link" text:visited-style-name="Visited_20_Internet_20_Link">Tt 3:5</text:a><text:span text:style-name="T1">); somos nascidos de novo (</text:span><text:a xlink:type="simple" xlink:href="http://bibliaonline.com.br/acf/jo/3/3" text:style-name="Internet_20_link" text:visited-style-name="Visited_20_Internet_20_Link">Jo 3:3</text:a><text:span text:style-name="T1">); e é por isso que não precisamos ser lavados novamente. João </text:span><text:a xlink:type="simple" xlink:href="http://bibliaonline.com.br/acf/jo/13/10" text:style-name="Internet_20_link" text:visited-style-name="Visited_20_Internet_20_Link">13:10</text:a><text:span text:style-name="T1"> diz que "aquele que está lavado não necessita de lavar senão os pés, pois no mais todo está limpo. Ora vós estais limpos, mas não todos".</text:span></text:p>
        <text:p text:style-name="P1"/>
        <text:p text:style-name="P1"/>
        <text:p text:style-name="P2">Mas pecamos; sujamos nossos pés, por assim dizer, passando por este mundo que nos contamina pelo pecado. Não podemos ficar assim na presença do Pai. O que é que faz o Advogado, então? Ele aplica a Palavra em nós, lava nossos pés, e nos leva à confissão e ao juízo próprio. A recordação de nosso Advogado, que fez a propiciação, nos leva de joelhos de volta a nosso Pai, O qual nos perdoa e nos limpa de todas as nossas injustiças. Somos limpos em conformidade com o que Cristo é, como o Justo na presença do Pai. É este o lavar pela água da Palavra, não pelo sangue que nunca é repetido. Trata-se da aplicação da morte de Cristo, por meio da Palavra, na corrupção moral que provém da raiz de pecado. Assim a bendita obra do Advogado, por um lado para rogar pelos filhos diante o Pai no caso de pecarem, e, por outro, para lavar seus pés com a Palavra e tornar sua condição e seu andar condizentes com a posição que têm diante dEle.</text:p>
        <text:p text:style-name="P1"/>
        <text:p text:style-name="P1"/>
        <text:p text:style-name="P1"><text:span text:style-name="T1">Quão felizes somos por estarmos associados ao bendito Advogado - que por um lado suplica por nossos irmãos caso pequem, e por outro leva-lhes a Sua Palavra, lavando seus pés. Que o Senhor permita que os santos enxerguem o bendito privilégio que têm, de se valer do amor para cobrir pecados (</text:span><text:a xlink:type="simple" xlink:href="http://bibliaonline.com.br/acf/pv/10/12" text:style-name="Internet_20_link" text:visited-style-name="Visited_20_Internet_20_Link">Pv 10:12</text:a><text:span text:style-name="T1">). Possam eles suplicar por </text:span><text:soft-page-break/><text:span text:style-name="T1">seus irmãos, se pecarem, e agir em fidelidade a eles, levando-lhes a Palavra e lavando seus pés a fim de que possam ser lavados das contaminações. Vencerão assim o acusador por meio do sangue do Cordeiro, se for o caso de seus irmãos pecarem, e resistir-lhe-ão com desenvoltura, usando a Palavra de Seu testemunho, assim como fez o bendito Senhor.</text:span></text:p>
        <text:p text:style-name="P1"/>
        <text:p text:style-name="P1"/>
        <text:p text:style-name="P1"><text:span text:style-name="T1">O Senhor respondeu ao diabo, quando este O tentava procurando fazê-Lo pecar, usando sempre: "Está escrito". Assim devemos fazer. E, se pecarmos, podemos, graças a Deus, sempre dar-lhe a resposta pelo sangue do Cordeiro, que é o bálsamo para toda ferida. O sangue do Cordeiro, e a Palavra, a espada do Espírito, são nossos instrumentos contra o diabo enquanto estamos aqui, e enquanto o Advogado defende nossa causa diante do Pai lá no céu. Somos assim sempre preservados, e somos vencedores, "mais do que vencedores, por Aquele que nos amou" (</text:span><text:a xlink:type="simple" xlink:href="http://bibliaonline.com.br/acf/rm/8/37" text:style-name="Internet_20_link" text:visited-style-name="Visited_20_Internet_20_Link">Rm 8:37</text:a><text:span text:style-name="T1">).</text:span></text:p>
        <text:p text:style-name="P1"/>
        <text:p text:style-name="P3">A. P. Cecil</text:p>
      </text:section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, serif"/>
    <style:font-face style:name="Lohit Devanagari1" svg:font-family="'Lohit Devanagari'"/>
    <style:font-face style:name="Noto Sans CJK SC Regular1" svg:font-family="'Noto Sans CJK SC Regular'"/>
    <style:font-face style:name="Times New Roman" svg:font-family="'Times New Roman'"/>
    <style:font-face style:name="Liberation Serif" svg:font-family="'Liberation Serif'" style:font-family-generic="roman" style:font-pitch="variable"/>
    <style:font-face style:name="Albany" svg:font-family="Albany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font-name-asian="Noto Sans CJK SC Regular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499cm" loext:contextual-spacing="false" fo:keep-with-next="always"/>
      <style:text-properties style:font-name="Albany" fo:font-family="Albany" style:font-family-generic="swiss" style:font-pitch="variable" fo:font-size="14pt" style:font-size-asian="13pt" style:font-size-complex="13pt"/>
    </style:style>
    <style:style style:name="Text_20_body" style:display-name="Text body" style:family="paragraph" style:parent-style-name="Standard" style:class="text">
      <style:paragraph-properties fo:margin-top="0cm" fo:margin-bottom="0.25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/>
      <style:text-properties fo:font-size="6pt"/>
    </style:style>
    <style:style style:name="Sender" style:family="paragraph" style:parent-style-name="Standard" style:class="extra">
      <style:text-properties fo:font-style="italic"/>
    </style:style>
    <style:style style:name="Table_20_Contents" style:display-name="Tabl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class="text">
      <style:paragraph-properties fo:margin-top="0.423cm" fo:margin-bottom="0.21cm" loext:contextual-spacing="false"/>
      <style:text-properties style:font-name="Liberation Serif1" fo:font-family="'Liberation Serif', serif" fo:font-size="24pt" fo:font-weight="bold" style:font-name-asian="Noto Sans CJK SC Regular1" style:font-family-asian="'Noto Sans CJK SC Regular'" style:font-size-asian="24pt" style:font-weight-asian="bold" style:font-name-complex="Lohit Devanagari1" style:font-family-complex="'Lohit Devanagari'" style:font-size-complex="24pt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Endnote_20_Symbol" style:display-name="Endnote Symbol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7T22:07:33.893979393</meta:creation-date>
    <dc:date>2019-02-04T10:41:38.471559935</dc:date>
    <meta:editing-duration>PT43S</meta:editing-duration>
    <meta:editing-cycles>1</meta:editing-cycles>
    <meta:generator>LibreOffice/6.0.7.3$Linux_X86_64 LibreOffice_project/00m0$Build-3</meta:generator>
    <meta:document-statistic meta:table-count="0" meta:image-count="0" meta:object-count="0" meta:page-count="2" meta:paragraph-count="8" meta:word-count="631" meta:character-count="3525" meta:non-whitespace-character-count="2902"/>
  </office:meta>
</office:document-meta>
</file>